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1cm"/>
    </style:style>
    <style:style style:name="co2" style:family="table-column">
      <style:table-column-properties fo:break-before="auto" style:column-width="1.875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34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orig-tech</text:p>
          </table:table-cell>
          <table:table-cell office:value-type="string">
            <text:p>gen-tech</text:p>
          </table:table-cell>
          <table:table-cell office:value-type="string">
            <text:p>orig-sem</text:p>
          </table:table-cell>
          <table:table-cell office:value-type="string">
            <text:p>gen-sem</text:p>
          </table:table-cell>
        </table:table-row>
        <table:table-row table:style-name="ro2">
          <table:table-cell office:value-type="string">
            <text:p>1976 </text:p>
          </table:table-cell>
          <table:table-cell office:value-type="string">
            <text:p>0,42698 </text:p>
          </table:table-cell>
          <table:table-cell/>
          <table:table-cell office:value-type="string">
            <text:p>0,329681 </text:p>
          </table:table-cell>
          <table:table-cell/>
        </table:table-row>
        <table:table-row table:style-name="ro2">
          <table:table-cell office:value-type="string">
            <text:p>1977 </text:p>
          </table:table-cell>
          <table:table-cell office:value-type="string">
            <text:p>0,428364 </text:p>
          </table:table-cell>
          <table:table-cell/>
          <table:table-cell office:value-type="string">
            <text:p>0,334477 </text:p>
          </table:table-cell>
          <table:table-cell/>
        </table:table-row>
        <table:table-row table:style-name="ro2">
          <table:table-cell office:value-type="string">
            <text:p>1978 </text:p>
          </table:table-cell>
          <table:table-cell office:value-type="string">
            <text:p>0,425023 </text:p>
          </table:table-cell>
          <table:table-cell/>
          <table:table-cell office:value-type="string">
            <text:p>0,334108 </text:p>
          </table:table-cell>
          <table:table-cell/>
        </table:table-row>
        <table:table-row table:style-name="ro2">
          <table:table-cell office:value-type="string">
            <text:p>1979 </text:p>
          </table:table-cell>
          <table:table-cell office:value-type="string">
            <text:p>0,424596 </text:p>
          </table:table-cell>
          <table:table-cell/>
          <table:table-cell office:value-type="string">
            <text:p>0,343265 </text:p>
          </table:table-cell>
          <table:table-cell/>
        </table:table-row>
        <table:table-row table:style-name="ro2">
          <table:table-cell office:value-type="string">
            <text:p>1980 </text:p>
          </table:table-cell>
          <table:table-cell office:value-type="string">
            <text:p>0,428213 </text:p>
          </table:table-cell>
          <table:table-cell office:value-type="string">
            <text:p>0,437238 </text:p>
          </table:table-cell>
          <table:table-cell office:value-type="string">
            <text:p>0,336772 </text:p>
          </table:table-cell>
          <table:table-cell office:value-type="float" office:value="0.340703">
            <text:p>0,340703</text:p>
          </table:table-cell>
        </table:table-row>
        <table:table-row table:style-name="ro2">
          <table:table-cell office:value-type="string">
            <text:p>1981 </text:p>
          </table:table-cell>
          <table:table-cell office:value-type="string">
            <text:p>0,435923 </text:p>
          </table:table-cell>
          <table:table-cell office:value-type="string">
            <text:p>0,435998 </text:p>
          </table:table-cell>
          <table:table-cell office:value-type="string">
            <text:p>0,334525 </text:p>
          </table:table-cell>
          <table:table-cell office:value-type="float" office:value="0.342042">
            <text:p>0,342042</text:p>
          </table:table-cell>
        </table:table-row>
        <table:table-row table:style-name="ro2">
          <table:table-cell office:value-type="string">
            <text:p>1982 </text:p>
          </table:table-cell>
          <table:table-cell office:value-type="string">
            <text:p>0,432506 </text:p>
          </table:table-cell>
          <table:table-cell office:value-type="string">
            <text:p>0,434198 </text:p>
          </table:table-cell>
          <table:table-cell office:value-type="string">
            <text:p>0,34018 </text:p>
          </table:table-cell>
          <table:table-cell office:value-type="float" office:value="0.337947">
            <text:p>0,337947</text:p>
          </table:table-cell>
        </table:table-row>
        <table:table-row table:style-name="ro2">
          <table:table-cell office:value-type="string">
            <text:p>1983 </text:p>
          </table:table-cell>
          <table:table-cell office:value-type="string">
            <text:p>0,440437 </text:p>
          </table:table-cell>
          <table:table-cell office:value-type="string">
            <text:p>0,440041 </text:p>
          </table:table-cell>
          <table:table-cell office:value-type="string">
            <text:p>0,354122 </text:p>
          </table:table-cell>
          <table:table-cell office:value-type="float" office:value="0.337337">
            <text:p>0,337337</text:p>
          </table:table-cell>
        </table:table-row>
        <table:table-row table:style-name="ro2">
          <table:table-cell office:value-type="string">
            <text:p>1984 </text:p>
          </table:table-cell>
          <table:table-cell office:value-type="string">
            <text:p>0,451423 </text:p>
          </table:table-cell>
          <table:table-cell office:value-type="string">
            <text:p>0,440571 </text:p>
          </table:table-cell>
          <table:table-cell office:value-type="string">
            <text:p>0,356517 </text:p>
          </table:table-cell>
          <table:table-cell office:value-type="float" office:value="0.33807">
            <text:p>0,33807</text:p>
          </table:table-cell>
        </table:table-row>
        <table:table-row table:style-name="ro2">
          <table:table-cell office:value-type="string">
            <text:p>1985 </text:p>
          </table:table-cell>
          <table:table-cell office:value-type="string">
            <text:p>0,448358 </text:p>
          </table:table-cell>
          <table:table-cell office:value-type="string">
            <text:p>0,437486 </text:p>
          </table:table-cell>
          <table:table-cell office:value-type="string">
            <text:p>0,359774 </text:p>
          </table:table-cell>
          <table:table-cell office:value-type="float" office:value="0.343403">
            <text:p>0,343403</text:p>
          </table:table-cell>
        </table:table-row>
        <table:table-row table:style-name="ro2">
          <table:table-cell office:value-type="string">
            <text:p>1986 </text:p>
          </table:table-cell>
          <table:table-cell office:value-type="string">
            <text:p>0,445305 </text:p>
          </table:table-cell>
          <table:table-cell office:value-type="string">
            <text:p>0,442751 </text:p>
          </table:table-cell>
          <table:table-cell office:value-type="string">
            <text:p>0,360806 </text:p>
          </table:table-cell>
          <table:table-cell office:value-type="float" office:value="0.348398">
            <text:p>0,348398</text:p>
          </table:table-cell>
        </table:table-row>
        <table:table-row table:style-name="ro2">
          <table:table-cell office:value-type="string">
            <text:p>1987 </text:p>
          </table:table-cell>
          <table:table-cell office:value-type="string">
            <text:p>0,444212 </text:p>
          </table:table-cell>
          <table:table-cell office:value-type="string">
            <text:p>0,447238 </text:p>
          </table:table-cell>
          <table:table-cell office:value-type="string">
            <text:p>0,371511 </text:p>
          </table:table-cell>
          <table:table-cell office:value-type="float" office:value="0.364252">
            <text:p>0,364252</text:p>
          </table:table-cell>
        </table:table-row>
        <table:table-row table:style-name="ro2">
          <table:table-cell office:value-type="string">
            <text:p>1988 </text:p>
          </table:table-cell>
          <table:table-cell office:value-type="string">
            <text:p>0,442609 </text:p>
          </table:table-cell>
          <table:table-cell office:value-type="string">
            <text:p>0,448363 </text:p>
          </table:table-cell>
          <table:table-cell office:value-type="string">
            <text:p>0,376029 </text:p>
          </table:table-cell>
          <table:table-cell office:value-type="float" office:value="0.36746">
            <text:p>0,36746</text:p>
          </table:table-cell>
        </table:table-row>
        <table:table-row table:style-name="ro2">
          <table:table-cell office:value-type="string">
            <text:p>1989 </text:p>
          </table:table-cell>
          <table:table-cell office:value-type="string">
            <text:p>0,44296 </text:p>
          </table:table-cell>
          <table:table-cell office:value-type="string">
            <text:p>0,447841 </text:p>
          </table:table-cell>
          <table:table-cell office:value-type="string">
            <text:p>0,376523 </text:p>
          </table:table-cell>
          <table:table-cell office:value-type="float" office:value="0.372666">
            <text:p>0,372666</text:p>
          </table:table-cell>
        </table:table-row>
        <table:table-row table:style-name="ro2">
          <table:table-cell office:value-type="string">
            <text:p>1990 </text:p>
          </table:table-cell>
          <table:table-cell office:value-type="string">
            <text:p>0,445774 </text:p>
          </table:table-cell>
          <table:table-cell office:value-type="string">
            <text:p>0,443885 </text:p>
          </table:table-cell>
          <table:table-cell office:value-type="string">
            <text:p>0,37636 </text:p>
          </table:table-cell>
          <table:table-cell office:value-type="float" office:value="0.374719">
            <text:p>0,374719</text:p>
          </table:table-cell>
        </table:table-row>
        <table:table-row table:style-name="ro2">
          <table:table-cell office:value-type="string">
            <text:p>1991 </text:p>
          </table:table-cell>
          <table:table-cell office:value-type="string">
            <text:p>0,450938 </text:p>
          </table:table-cell>
          <table:table-cell office:value-type="string">
            <text:p>0,442759 </text:p>
          </table:table-cell>
          <table:table-cell office:value-type="string">
            <text:p>0,373831 </text:p>
          </table:table-cell>
          <table:table-cell office:value-type="float" office:value="0.385827">
            <text:p>0,385827</text:p>
          </table:table-cell>
        </table:table-row>
        <table:table-row table:style-name="ro2">
          <table:table-cell office:value-type="string">
            <text:p>1992 </text:p>
          </table:table-cell>
          <table:table-cell office:value-type="string">
            <text:p>0,455044 </text:p>
          </table:table-cell>
          <table:table-cell office:value-type="string">
            <text:p>0,443072 </text:p>
          </table:table-cell>
          <table:table-cell office:value-type="string">
            <text:p>0,367899 </text:p>
          </table:table-cell>
          <table:table-cell office:value-type="float" office:value="0.385701">
            <text:p>0,385701</text:p>
          </table:table-cell>
        </table:table-row>
        <table:table-row table:style-name="ro2">
          <table:table-cell office:value-type="string">
            <text:p>1993 </text:p>
          </table:table-cell>
          <table:table-cell office:value-type="string">
            <text:p>0,459996 </text:p>
          </table:table-cell>
          <table:table-cell office:value-type="string">
            <text:p>0,445209 </text:p>
          </table:table-cell>
          <table:table-cell office:value-type="string">
            <text:p>0,373557 </text:p>
          </table:table-cell>
          <table:table-cell office:value-type="float" office:value="0.389776">
            <text:p>0,389776</text:p>
          </table:table-cell>
        </table:table-row>
        <table:table-row table:style-name="ro2">
          <table:table-cell office:value-type="string">
            <text:p>1994 </text:p>
          </table:table-cell>
          <table:table-cell office:value-type="string">
            <text:p>0,462696 </text:p>
          </table:table-cell>
          <table:table-cell office:value-type="string">
            <text:p>0,448445 </text:p>
          </table:table-cell>
          <table:table-cell office:value-type="string">
            <text:p>0,370922 </text:p>
          </table:table-cell>
          <table:table-cell office:value-type="float" office:value="0.392781">
            <text:p>0,392781</text:p>
          </table:table-cell>
        </table:table-row>
        <table:table-row table:style-name="ro2">
          <table:table-cell office:value-type="string">
            <text:p>1995 </text:p>
          </table:table-cell>
          <table:table-cell office:value-type="string">
            <text:p>0,471436 </text:p>
          </table:table-cell>
          <table:table-cell office:value-type="string">
            <text:p>0,460804 </text:p>
          </table:table-cell>
          <table:table-cell office:value-type="string">
            <text:p>0,369541 </text:p>
          </table:table-cell>
          <table:table-cell office:value-type="float" office:value="0.39677">
            <text:p>0,39677</text:p>
          </table:table-cell>
        </table:table-row>
        <table:table-row table:style-name="ro2">
          <table:table-cell office:value-type="string">
            <text:p>1996 </text:p>
          </table:table-cell>
          <table:table-cell office:value-type="string">
            <text:p>0,472498 </text:p>
          </table:table-cell>
          <table:table-cell office:value-type="string">
            <text:p>0,457042 </text:p>
          </table:table-cell>
          <table:table-cell office:value-type="string">
            <text:p>0,380861 </text:p>
          </table:table-cell>
          <table:table-cell office:value-type="float" office:value="0.393993">
            <text:p>0,393993</text:p>
          </table:table-cell>
        </table:table-row>
        <table:table-row table:style-name="ro2">
          <table:table-cell office:value-type="string">
            <text:p>1997 </text:p>
          </table:table-cell>
          <table:table-cell office:value-type="string">
            <text:p>0,479378 </text:p>
          </table:table-cell>
          <table:table-cell office:value-type="string">
            <text:p>0,460605 </text:p>
          </table:table-cell>
          <table:table-cell office:value-type="string">
            <text:p>0,386758 </text:p>
          </table:table-cell>
          <table:table-cell office:value-type="float" office:value="0.403462">
            <text:p>0,403462</text:p>
          </table:table-cell>
        </table:table-row>
        <table:table-row table:style-name="ro2">
          <table:table-cell office:value-type="string">
            <text:p>1998 </text:p>
          </table:table-cell>
          <table:table-cell office:value-type="string">
            <text:p>0,482165 </text:p>
          </table:table-cell>
          <table:table-cell office:value-type="string">
            <text:p>0,467094 </text:p>
          </table:table-cell>
          <table:table-cell office:value-type="string">
            <text:p>0,379872 </text:p>
          </table:table-cell>
          <table:table-cell office:value-type="float" office:value="0.392659">
            <text:p>0,392659</text:p>
          </table:table-cell>
        </table:table-row>
        <table:table-row table:style-name="ro2">
          <table:table-cell office:value-type="string">
            <text:p>1999 </text:p>
          </table:table-cell>
          <table:table-cell office:value-type="string">
            <text:p>0,479626 </text:p>
          </table:table-cell>
          <table:table-cell office:value-type="string">
            <text:p>0,469403 </text:p>
          </table:table-cell>
          <table:table-cell office:value-type="string">
            <text:p>0,372161 </text:p>
          </table:table-cell>
          <table:table-cell office:value-type="float" office:value="0.384352">
            <text:p>0,384352</text:p>
          </table:table-cell>
        </table:table-row>
        <table:table-row table:style-name="ro2">
          <table:table-cell office:value-type="string">
            <text:p>2000 </text:p>
          </table:table-cell>
          <table:table-cell office:value-type="string">
            <text:p>0,447572 </text:p>
          </table:table-cell>
          <table:table-cell office:value-type="string">
            <text:p>0,472799 </text:p>
          </table:table-cell>
          <table:table-cell office:value-type="string">
            <text:p>0,372582 </text:p>
          </table:table-cell>
          <table:table-cell office:value-type="float" office:value="0.396735">
            <text:p>0,396735</text:p>
          </table:table-cell>
        </table:table-row>
        <table:table-row table:style-name="ro2">
          <table:table-cell office:value-type="string">
            <text:p>2001 </text:p>
          </table:table-cell>
          <table:table-cell office:value-type="string">
            <text:p>0,404444 </text:p>
          </table:table-cell>
          <table:table-cell office:value-type="string">
            <text:p>0,469771 </text:p>
          </table:table-cell>
          <table:table-cell office:value-type="string">
            <text:p>0,365675 </text:p>
          </table:table-cell>
          <table:table-cell office:value-type="float" office:value="0.39509">
            <text:p>0,39509</text:p>
          </table:table-cell>
        </table:table-row>
        <table:table-row table:style-name="ro2">
          <table:table-cell office:value-type="string">
            <text:p>2002 </text:p>
          </table:table-cell>
          <table:table-cell office:value-type="string">
            <text:p>0,367485 </text:p>
          </table:table-cell>
          <table:table-cell office:value-type="string">
            <text:p>0,461216 </text:p>
          </table:table-cell>
          <table:table-cell office:value-type="string">
            <text:p>0,359091 </text:p>
          </table:table-cell>
          <table:table-cell office:value-type="float" office:value="0.386942">
            <text:p>0,386942</text:p>
          </table:table-cell>
        </table:table-row>
        <table:table-row table:style-name="ro2">
          <table:table-cell office:value-type="string">
            <text:p>2003 </text:p>
          </table:table-cell>
          <table:table-cell office:value-type="string">
            <text:p>0,338853 </text:p>
          </table:table-cell>
          <table:table-cell office:value-type="string">
            <text:p>0,455361 </text:p>
          </table:table-cell>
          <table:table-cell office:value-type="string">
            <text:p>0,344521 </text:p>
          </table:table-cell>
          <table:table-cell office:value-type="float" office:value="0.371846">
            <text:p>0,371846</text:p>
          </table:table-cell>
        </table:table-row>
        <table:table-row table:style-name="ro2">
          <table:table-cell office:value-type="string">
            <text:p>2004 </text:p>
          </table:table-cell>
          <table:table-cell/>
          <table:table-cell office:value-type="string">
            <text:p>0,449713 </text:p>
          </table:table-cell>
          <table:table-cell/>
          <table:table-cell office:value-type="float" office:value="0.369437">
            <text:p>0,369437</text:p>
          </table:table-cell>
        </table:table-row>
        <table:table-row table:style-name="ro2">
          <table:table-cell office:value-type="string">
            <text:p>2005 </text:p>
          </table:table-cell>
          <table:table-cell/>
          <table:table-cell office:value-type="string">
            <text:p>0,434042 </text:p>
          </table:table-cell>
          <table:table-cell/>
          <table:table-cell office:value-type="float" office:value="0.363133">
            <text:p>0,363133</text:p>
          </table:table-cell>
        </table:table-row>
        <table:table-row table:style-name="ro2">
          <table:table-cell office:value-type="string">
            <text:p>2006 </text:p>
          </table:table-cell>
          <table:table-cell/>
          <table:table-cell office:value-type="string">
            <text:p>0,420927 </text:p>
          </table:table-cell>
          <table:table-cell/>
          <table:table-cell office:value-type="float" office:value="0.361095">
            <text:p>0,361095</text:p>
          </table:table-cell>
        </table:table-row>
        <table:table-row table:style-name="ro2">
          <table:table-cell office:value-type="string">
            <text:p>2007 </text:p>
          </table:table-cell>
          <table:table-cell/>
          <table:table-cell office:value-type="string">
            <text:p>0,403248 </text:p>
          </table:table-cell>
          <table:table-cell/>
          <table:table-cell office:value-type="float" office:value="0.346749">
            <text:p>0,3467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21/12/2016</text:date>, <text:time>11:1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1T11:11:59</dc:date>
    <dc:creator>Juste Raimbault</dc:creator>
    <meta:document-statistic meta:table-count="1" meta:cell-count="149" meta:object-count="0"/>
    <meta:generator>OpenOffice/4.1.1$Unix OpenOffice.org_project/411m6$Build-9775</meta:generator>
  </office:meta>
</office:document-meta>
</file>